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  <style:style style:name="P3" style:family="paragraph" style:parent-style-name="Standard">
      <style:text-properties officeooo:rsid="00103dca" officeooo:paragraph-rsid="00103dca"/>
    </style:style>
    <style:style style:name="P4" style:family="paragraph" style:parent-style-name="Standard">
      <style:text-properties officeooo:rsid="00109edf" officeooo:paragraph-rsid="00109e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  <text:p text:style-name="P3">terceira linha da maquina 1</text:p>
      <text:p text:style-name="P4">quarta linha da maquina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7:02:14.530781050</dc:date>
    <meta:editing-duration>PT1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7" meta:character-count="93" meta:non-whitespace-character-count="79"/>
  </office:meta>
</office:document-meta>
</file>